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7f81" officeooo:paragraph-rsid="000d7f81"/>
    </style:style>
    <style:style style:name="P2" style:family="paragraph" style:parent-style-name="Heading_20_1">
      <style:text-properties officeooo:rsid="000d7f81" officeooo:paragraph-rsid="000d7f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hapter 1</text:h>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16:00:34.757217939</meta:creation-date>
    <dc:date>2022-12-29T22:22:12.463578620</dc:date>
    <meta:editing-duration>PT36M43S</meta:editing-duration>
    <meta:editing-cycles>14</meta:editing-cycles>
    <meta:generator>LibreOfficeDev/7.6.0.0.alpha0$Linux_X86_64 LibreOffice_project/9d387cc1e7848848c41f29ad91fee44ade79f678</meta:generator>
    <meta:document-statistic meta:table-count="0" meta:image-count="0" meta:object-count="0" meta:page-count="1" meta:paragraph-count="3" meta:word-count="138" meta:character-count="986" meta:non-whitespace-character-count="851"/>
  </office:meta>
</office:document-meta>
</file>